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/>
    <style:font-face style:name="Georgia1" svg:font-family="Georgia" style:font-family-generic="roman" style:font-pitch="variable"/>
    <style:font-face style:name="Georgia2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333333" loext:opacity="100%" style:font-name="Courier New" fo:font-size="10.5pt" fo:background-color="#ffffff" style:font-name-asian="Courier New1" style:font-size-asian="10.5pt" style:font-name-complex="Courier New1" style:font-size-complex="10.5pt"/>
    </style:style>
    <style:style style:name="P2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background-color="#ffffff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.388cm" fo:margin-bottom="0.353cm" style:contextual-spacing="false" fo:line-height="100%" fo:text-indent="0cm" style:auto-text-indent="false" fo:background-color="#ffffff"/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P4" style:family="paragraph" style:parent-style-name="Heading_20_4">
      <loext:graphic-properties draw:fill="solid" draw:fill-color="#ffffff"/>
      <style:paragraph-properties fo:margin-top="0cm" fo:margin-bottom="0.071cm" style:contextual-spacing="false" fo:line-height="100%" fo:keep-together="auto" fo:background-color="#ffffff" fo:keep-with-next="auto"/>
      <style:text-properties fo:color="#373d49" loext:opacity="100%" fo:font-size="11pt" fo:font-weight="bold" style:font-size-asian="11pt" style:font-weight-asian="bold" style:font-size-complex="11pt"/>
    </style:style>
    <style:style style:name="P5" style:family="paragraph" style:parent-style-name="Heading_20_3" style:master-page-name="Standard">
      <loext:graphic-properties draw:fill="solid" draw:fill-color="#ffffff"/>
      <style:paragraph-properties fo:margin-top="0cm" fo:margin-bottom="0.141cm" style:contextual-spacing="false" fo:line-height="100%" fo:keep-together="auto" style:page-number="1" fo:background-color="#ffffff" fo:keep-with-next="auto"/>
      <style:text-properties fo:color="#373d49" loext:opacity="100%" fo:font-size="13pt" fo:font-weight="bold" style:font-size-asian="13pt" style:font-weight-asian="bold" style:font-size-complex="13pt"/>
    </style:style>
    <style:style style:name="P6" style:family="paragraph" style:parent-style-name="Heading_20_3">
      <loext:graphic-properties draw:fill="solid" draw:fill-color="#ffffff"/>
      <style:paragraph-properties fo:margin-top="0cm" fo:margin-bottom="0.141cm" style:contextual-spacing="false" fo:line-height="100%" fo:keep-together="auto" fo:background-color="#ffffff" fo:keep-with-next="auto"/>
      <style:text-properties fo:color="#373d49" loext:opacity="100%" fo:font-size="13pt" fo:font-weight="bold" style:font-size-asian="13pt" style:font-weight-asian="bold" style:font-size-complex="13pt"/>
    </style:style>
    <style:style style:name="P7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background-color="#ffffff"/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P8" style:family="paragraph" style:parent-style-name="Standard" style:list-style-name="WWNum4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P9" style:family="paragraph" style:parent-style-name="Standard" style:list-style-name="WWNum4">
      <loext:graphic-properties draw:fill="solid" draw:fill-color="#ffffff"/>
      <style:paragraph-properties fo:margin-left="1.27cm" fo:margin-right="0cm" fo:margin-top="0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P10" style:family="paragraph" style:parent-style-name="Standard" style:list-style-name="WWNum3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P11" style:family="paragraph" style:parent-style-name="Standard" style:list-style-name="WWNum2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P12" style:family="paragraph" style:parent-style-name="Standard" style:list-style-name="WWNum2">
      <loext:graphic-properties draw:fill="solid" draw:fill-color="#ffffff"/>
      <style:paragraph-properties fo:margin-left="1.27cm" fo:margin-right="0cm" fo:margin-top="0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P13" style:family="paragraph" style:parent-style-name="Standard" style:list-style-name="WWNum2">
      <style:paragraph-properties fo:margin-left="2.54cm" fo:margin-right="0cm" fo:margin-top="0cm" fo:margin-bottom="0cm" style:contextual-spacing="false" fo:line-height="100%" fo:text-indent="-0.635cm" style:auto-text-indent="false"/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P14" style:family="paragraph" style:parent-style-name="Standard" style:list-style-name="WWNum2">
      <style:paragraph-properties fo:margin-left="2.54cm" fo:margin-right="0cm" fo:margin-top="0cm" fo:margin-bottom="0.353cm" style:contextual-spacing="false" fo:line-height="100%" fo:text-indent="-0.635cm" style:auto-text-indent="false"/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.388cm" fo:margin-bottom="0.353cm" style:contextual-spacing="false" fo:line-height="100%" fo:text-indent="0cm" style:auto-text-indent="false" fo:background-color="#ffffff"/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P16" style:family="paragraph" style:parent-style-name="Standard" style:list-style-name="WWNum5">
      <style:paragraph-properties fo:margin-left="2.54cm" fo:margin-right="0cm" fo:margin-top="0.388cm" fo:margin-bottom="0cm" style:contextual-spacing="false" fo:line-height="100%" fo:text-indent="-0.635cm" style:auto-text-indent="false"/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P17" style:family="paragraph" style:parent-style-name="Standard" style:list-style-name="WWNum5">
      <style:paragraph-properties fo:margin-left="2.54cm" fo:margin-right="0cm" fo:margin-top="0cm" fo:margin-bottom="0.353cm" style:contextual-spacing="false" fo:line-height="100%" fo:text-indent="-0.635cm" style:auto-text-indent="false"/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P18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background-color="#ffffff"/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P19" style:family="paragraph" style:parent-style-name="Standard" style:list-style-name="WWNum3">
      <style:paragraph-properties fo:margin-left="2.54cm" fo:margin-right="0cm" fo:margin-top="0cm" fo:margin-bottom="0cm" style:contextual-spacing="false" fo:line-height="100%" fo:text-indent="-0.635cm" style:auto-text-indent="false"/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P20" style:family="paragraph" style:parent-style-name="Standard" style:list-style-name="WWNum3">
      <style:paragraph-properties fo:margin-left="2.54cm" fo:margin-right="0cm" fo:margin-top="0cm" fo:margin-bottom="0.353cm" style:contextual-spacing="false" fo:line-height="100%" fo:text-indent="-0.635cm" style:auto-text-indent="false"/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P21" style:family="paragraph" style:parent-style-name="Standard" style:list-style-name="WWNum4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P22" style:family="paragraph" style:parent-style-name="Standard" style:list-style-name="WWNum4">
      <style:paragraph-properties fo:margin-left="2.54cm" fo:margin-right="0cm" fo:margin-top="0cm" fo:margin-bottom="0.353cm" style:contextual-spacing="false" fo:line-height="100%" fo:text-indent="-0.635cm" style:auto-text-indent="false"/>
    </style:style>
    <style:style style:name="P23" style:family="paragraph" style:parent-style-name="Standard" style:list-style-name="WWNum3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P24" style:family="paragraph" style:parent-style-name="Standard" style:list-style-name="WWNum2">
      <style:paragraph-properties fo:margin-left="3.81cm" fo:margin-right="0cm" fo:margin-top="0cm" fo:margin-bottom="0cm" style:contextual-spacing="false" fo:line-height="100%" fo:text-indent="-0.635cm" style:auto-text-indent="false"/>
    </style:style>
    <style:style style:name="P25" style:family="paragraph" style:parent-style-name="Standard" style:list-style-name="WWNum1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</style:style>
    <style:style style:name="P26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style:contextual-spacing="false" fo:line-height="100%" fo:text-indent="-0.635cm" style:auto-text-indent="false" fo:background-color="#ffffff"/>
    </style:style>
    <style:style style:name="P27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.353cm" style:contextual-spacing="false" fo:line-height="100%" fo:text-indent="-0.635cm" style:auto-text-indent="false" fo:background-color="#ffffff"/>
    </style:style>
    <style:style style:name="P28" style:family="paragraph" style:parent-style-name="Standard">
      <style:text-properties fo:color="#333333" loext:opacity="100%" style:font-name="Courier New" fo:font-size="10.5pt" fo:background-color="#ffffff" style:font-name-asian="Courier New1" style:font-size-asian="10.5pt" style:font-name-complex="Courier New1" style:font-size-complex="10.5pt"/>
    </style:style>
    <style:style style:name="P29" style:family="paragraph" style:parent-style-name="Standard">
      <style:text-properties fo:color="#333333" loext:opacity="100%" style:font-name="Courier New" fo:font-size="10.5pt" style:font-name-asian="Courier New1" style:font-size-asian="10.5pt" style:font-name-complex="Courier New1" style:font-size-complex="10.5pt"/>
    </style:style>
    <style:style style:name="T1" style:family="text"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T2" style:family="text">
      <style:text-properties fo:color="#373d49" loext:opacity="100%" style:font-name="Georgia1" fo:font-size="10.5pt" fo:font-weight="bold" officeooo:rsid="00202ce9" style:font-name-asian="Georgia2" style:font-size-asian="10.5pt" style:font-weight-asian="bold" style:font-name-complex="Georgia2" style:font-size-complex="10.5pt"/>
    </style:style>
    <style:style style:name="T3" style:family="text"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T4" style:family="text">
      <style:text-properties fo:color="#333333" loext:opacity="100%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c7254e" loext:opacity="100%" style:font-name="Courier New" fo:font-size="10.5pt" fo:background-color="#f9f2f4" loext:char-shading-value="0" style:font-name-asian="Courier New1" style:font-size-asian="10.5pt" style:font-name-complex="Courier New1" style:font-size-complex="10.5pt"/>
    </style:style>
    <style:style style:name="T6" style:family="text">
      <style:text-properties officeooo:rsid="00212d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539bm5zbzt14"/>Laboratório 8: Configuração de iBGP e eBGP</text:p>
      <text:p text:style-name="P2"><text:span text:style-name="T1">Objetivo:</text:span><text:span text:style-name="T3"> Configurar sessões iBGP dentro de um AS e sessões eBGP entre AS’s.</text:span></text:p>
      <text:p text:style-name="P2"><text:span text:style-name="T1">Tópicos:</text:span><text:span text:style-name="T3"> Configuração de iBGP full-mesh, configurações básicas de eBGP.</text:span></text:p>
      <text:p text:style-name="P7">Componentes:</text:p>
      <text:list xml:id="list2261303725" text:style-name="WWNum4">
        <text:list-item>
          <text:p text:style-name="P8">4 Roteadores Cisco 1941:</text:p>
          <text:list>
            <text:list-item>
              <text:p text:style-name="P21"><text:span text:style-name="T1">R1</text:span><text:span text:style-name="T3"> (Brisanet, AS100)</text:span></text:p>
            </text:list-item>
            <text:list-item>
              <text:p text:style-name="P21"><text:span text:style-name="T1">R2</text:span><text:span text:style-name="T3"> (IFCE Campus Fortaleza, AS200)</text:span></text:p>
            </text:list-item>
            <text:list-item>
              <text:p text:style-name="P21"><text:span text:style-name="T1">R3</text:span><text:span text:style-name="T3"> (Unilab, AS300)</text:span></text:p>
            </text:list-item>
            <text:list-item>
              <text:p text:style-name="P21"><text:span text:style-name="T1">R4</text:span><text:span text:style-name="T3"> (Segundo Roteador Interno no AS200)</text:span></text:p>
            </text:list-item>
          </text:list>
        </text:list-item>
        <text:list-item>
          <text:p text:style-name="P9">Conexões Seriais e Ethernet</text:p>
        </text:list-item>
        <text:list-item>
          <text:p text:style-name="P9">Computadores para Teste de Conectividade:</text:p>
          <text:list>
            <text:list-item>
              <text:p text:style-name="P21"><text:span text:style-name="T1">PC1</text:span><text:span text:style-name="T3"> (Conectado a R1)</text:span></text:p>
            </text:list-item>
            <text:list-item>
              <text:p text:style-name="P21"><text:span text:style-name="T1">PC2</text:span><text:span text:style-name="T3"> (Conectado a R2)</text:span></text:p>
            </text:list-item>
            <text:list-item>
              <text:p text:style-name="P21"><text:span text:style-name="T1">PC3</text:span><text:span text:style-name="T3"> (Conectado a R3)</text:span></text:p>
            </text:list-item>
            <text:list-item>
              <text:p text:style-name="P22"><text:span text:style-name="T1">PC4</text:span><text:span text:style-name="T3"> (Conectado a R4)</text:span></text:p>
            </text:list-item>
          </text:list>
        </text:list-item>
      </text:list>
      <text:p text:style-name="P6"><text:bookmark text:name="_gpf8ejdfa1rj"/>Observação Importante: Interfaces Seriais no Roteador 1941</text:p>
      <text:p text:style-name="P18">Os roteadores Cisco 1941 não possuem interfaces seriais nativas; portanto, é necessário adicionar um módulo serial para configurar as interfaces seriais. No Packet Tracer, isso pode ser feito da seguinte forma:</text:p>
      <text:list xml:id="list1711594757" text:style-name="WWNum3">
        <text:list-item>
          <text:p text:style-name="P10">Adicionar Módulo Serial (WIC-2T) ao Roteador 1941:</text:p>
          <text:list>
            <text:list-item>
              <text:p text:style-name="P19">Selecione o roteador no Packet Tracer e vá para a aba de “Physical”.</text:p>
            </text:list-item>
            <text:list-item>
              <text:p text:style-name="P19">Desligue o roteador (switch off).</text:p>
            </text:list-item>
            <text:list-item>
              <text:p text:style-name="P23"><text:span text:style-name="T3">Adicione o módulo </text:span><text:span text:style-name="T1">WIC-2T</text:span><text:span text:style-name="T3"> ao slot vazio do roteador.</text:span></text:p>
            </text:list-item>
            <text:list-item>
              <text:p text:style-name="P20">Ligue o roteador novamente (switch on).</text:p>
            </text:list-item>
          </text:list>
        </text:list-item>
      </text:list>
      <text:p text:style-name="P6"><text:bookmark text:name="_hkhe9775qskj"/>Passo a Passo para Configuração</text:p>
      <text:p text:style-name="P4"><text:bookmark text:name="_45x2rfd9ohbe"/>Passo 1: Configuração da Topologia no Cisco Packet Tracer</text:p>
      <text:list xml:id="list2547968529" text:style-name="WWNum2">
        <text:list-item>
          <text:p text:style-name="P11">Adicione os 4 roteadores Cisco 1941 na área de trabalho:</text:p>
          <text:list>
            <text:list-item>
              <text:p text:style-name="P13">R1 (Brisanet, AS100)</text:p>
            </text:list-item>
            <text:list-item>
              <text:p text:style-name="P13">R2 (IFCE Campus Fortaleza, AS200)</text:p>
            </text:list-item>
            <text:list-item>
              <text:p text:style-name="P13">R3 (Unilab, AS300)</text:p>
            </text:list-item>
            <text:list-item>
              <text:p text:style-name="P13">R4 (Segundo Roteador Interno no AS200)</text:p>
            </text:list-item>
          </text:list>
        </text:list-item>
        <text:list-item>
          <text:p text:style-name="P12">Adicione os módulos WIC-2T aos roteadores para suporte a interfaces seriais.</text:p>
        </text:list-item>
        <text:list-item>
          <text:p text:style-name="P12">Adicione quatro computadores para teste de conectividade:</text:p>
          <text:list>
            <text:list-item>
              <text:p text:style-name="P13">PC1 (Conectado a R1)</text:p>
            </text:list-item>
            <text:list-item>
              <text:p text:style-name="P13">PC2 (Conectado a R2)</text:p>
            </text:list-item>
            <text:list-item>
              <text:p text:style-name="P13">PC3 (Conectado a R3)</text:p>
            </text:list-item>
            <text:list-item>
              <text:p text:style-name="P13">PC4 (Conectado a R4)</text:p>
            </text:list-item>
          </text:list>
        </text:list-item>
        <text:list-item>
          <text:p text:style-name="P12">Conecte os roteadores usando conexões seriais:</text:p>
          <text:list>
            <text:list-item>
              <text:p text:style-name="P13">Conexão Serial entre R1 e R2:</text:p>
              <text:list>
                <text:list-item>
                  <text:p text:style-name="P24"><text:span text:style-name="T3">Conecte a interface </text:span><text:span text:style-name="T1">Serial0/</text:span><text:span text:style-name="T2">1</text:span><text:span text:style-name="T1">/0 de R1</text:span><text:span text:style-name="T3"> à interface </text:span><text:span text:style-name="T1">Serial0/0/0 de R2</text:span><text:span text:style-name="T3"> usando um cabo serial DCE/DTE.</text:span></text:p>
                </text:list-item>
              </text:list>
            </text:list-item>
            <text:list-item>
              <text:p text:style-name="P13">Conexão Serial entre R2 e R3:</text:p>
              <text:list>
                <text:list-item>
                  <text:p text:style-name="P24"><text:span text:style-name="T3">Conecte a interface </text:span><text:span text:style-name="T1">Serial0/0/1 de R2</text:span><text:span text:style-name="T3"> à interface </text:span><text:span text:style-name="T1">Serial0/</text:span><text:span text:style-name="T2">1</text:span><text:span text:style-name="T1">/0 de R3</text:span><text:span text:style-name="T3"> usando um cabo serial DCE/DTE.</text:span></text:p>
                </text:list-item>
              </text:list>
            </text:list-item>
            <text:list-item>
              <text:p text:style-name="P13">Conexão Serial entre R2 e R4 (iBGP):</text:p>
              <text:list>
                <text:list-item>
                  <text:p text:style-name="P24"><text:span text:style-name="T3">Conecte a interface </text:span><text:span text:style-name="T1">Serial0/</text:span><text:span text:style-name="T2">1</text:span><text:span text:style-name="T1">/</text:span><text:span text:style-name="T2">0</text:span><text:span text:style-name="T1"> de R4</text:span><text:span text:style-name="T3"> à interface </text:span><text:span text:style-name="T1">Serial0/</text:span><text:span text:style-name="T2">1</text:span><text:span text:style-name="T1">/</text:span><text:span text:style-name="T2">0</text:span><text:span text:style-name="T1"> de R2</text:span><text:span text:style-name="T3"> usando um cabo serial DCE/DTE.</text:span></text:p>
                </text:list-item>
              </text:list>
            </text:list-item>
          </text:list>
        </text:list-item>
        <text:list-item>
          <text:p text:style-name="P12"><text:soft-page-break/>Conecte cada computador ao respectivo roteador usando cabos Ethernet:</text:p>
          <text:list>
            <text:list-item>
              <text:p text:style-name="P13">PC1 à interface GigabitEthernet0/0 de R1.</text:p>
            </text:list-item>
            <text:list-item>
              <text:p text:style-name="P13">PC2 à interface GigabitEthernet0/0 de R2.</text:p>
            </text:list-item>
            <text:list-item>
              <text:p text:style-name="P13">PC3 à interface GigabitEthernet0/0 de R3.</text:p>
            </text:list-item>
            <text:list-item>
              <text:p text:style-name="P14">PC4 à interface GigabitEthernet0/0 de R4.</text:p>
            </text:list-item>
          </text:list>
        </text:list-item>
      </text:list>
      <text:p text:style-name="P4"><text:bookmark text:name="_r9r6rvv9ozqb"/>Passo 2: Configuração das Interfaces e IPs</text:p>
      <text:p text:style-name="P7">Configuração de R1 (Brisanet, AS100):</text:p>
      <text:p text:style-name="P1">R1&gt; enable</text:p>
      <text:p text:style-name="P1">R1# configure terminal</text:p>
      <text:p text:style-name="P1">R1(config)# interface serial0/<text:span text:style-name="T6">1</text:span>/0</text:p>
      <text:p text:style-name="P1">R1(config-if)# ip address 10.0.0.1 255.255.255.252</text:p>
      <text:p text:style-name="P1">R1(config-if)# clock rate 64000</text:p>
      <text:p text:style-name="P1">R1(config-if)# no shutdown</text:p>
      <text:p text:style-name="P1"/>
      <text:p text:style-name="P1">R1(config)# interface gigabitethernet0/0</text:p>
      <text:p text:style-name="P1">R1(config-if)# ip address 192.168.1.1 255.255.255.0</text:p>
      <text:p text:style-name="P1">R1(config-if)# no shutdown</text:p>
      <text:p text:style-name="P1"/>
      <text:p text:style-name="P7">Configuração de R2 (IFCE Campus Fortaleza, AS200):</text:p>
      <text:p text:style-name="P1">R2&gt; enable</text:p>
      <text:p text:style-name="P1">R2# configure terminal</text:p>
      <text:p text:style-name="P1">R2(config)# interface serial0/0/0</text:p>
      <text:p text:style-name="P1">R2(config-if)# ip address 10.0.0.2 255.255.255.252</text:p>
      <text:p text:style-name="P1">R2(config-if)# no shutdown</text:p>
      <text:p text:style-name="P1"/>
      <text:p text:style-name="P1">R2(config)# interface serial0/0/1</text:p>
      <text:p text:style-name="P1">R2(config-if)# ip address 10.0.2.1 255.255.255.252</text:p>
      <text:p text:style-name="P1">R2(config-if)# clock rate 64000</text:p>
      <text:p text:style-name="P1">R2(config-if)# no shutdown</text:p>
      <text:p text:style-name="P1"/>
      <text:p text:style-name="P1">R2(config)# interface gigabitethernet0/0</text:p>
      <text:p text:style-name="P1">R2(config-if)# ip address 192.168.2.1 255.255.255.0</text:p>
      <text:p text:style-name="P1">R2(config-if)# no shutdown</text:p>
      <text:p text:style-name="P1"/>
      <text:p text:style-name="P7">Configuração de R3 (Unilab, AS300):</text:p>
      <text:p text:style-name="P1">R3&gt; enable</text:p>
      <text:p text:style-name="P1">R3# configure terminal</text:p>
      <text:p text:style-name="P1">R3(config)# interface serial0/<text:span text:style-name="T6">1</text:span>/0</text:p>
      <text:p text:style-name="P1">R3(config-if)# ip address 10.0.2.2 255.255.255.252</text:p>
      <text:p text:style-name="P1">R3(config-if)# no shutdown</text:p>
      <text:p text:style-name="P1"/>
      <text:p text:style-name="P1">R3(config)# interface gigabitethernet0/0</text:p>
      <text:p text:style-name="P1">R3(config-if)# ip address 192.168.3.1 255.255.255.0</text:p>
      <text:p text:style-name="P1">R3(config-if)# no shutdown</text:p>
      <text:p text:style-name="P1"/>
      <text:p text:style-name="P7">Configuração de R4 (Segundo Roteador Interno no AS200):</text:p>
      <text:p text:style-name="P1"><text:soft-page-break/>R4&gt; enable</text:p>
      <text:p text:style-name="P1">R4# configure terminal</text:p>
      <text:p text:style-name="P1">R4(config)# interface serial0/<text:span text:style-name="T6">1</text:span>/<text:span text:style-name="T6">0</text:span></text:p>
      <text:p text:style-name="P1">R4(config-if)# ip address 10.0.2.5 255.255.255.252</text:p>
      <text:p text:style-name="P1">R4(config-if)# clock rate 64000</text:p>
      <text:p text:style-name="P1">R4(config-if)# no shutdown</text:p>
      <text:p text:style-name="P1"/>
      <text:p text:style-name="P1">R4(config)# interface gigabitethernet0/0</text:p>
      <text:p text:style-name="P1">R4(config-if)# ip address 192.168.4.1 255.255.255.0</text:p>
      <text:p text:style-name="P1">R4(config-if)# no shutdown</text:p>
      <text:p text:style-name="P1"/>
      <text:p text:style-name="P7">Configuração dos PCs:</text:p>
      <text:list xml:id="list1271102923" text:style-name="WWNum1">
        <text:list-item>
          <text:p text:style-name="P25"><text:span text:style-name="T1">PC1:</text:span><text:span text:style-name="T3"> </text:span><text:span text:style-name="T5">192.168.1.2/24</text:span><text:span text:style-name="T3"> com gateway </text:span><text:span text:style-name="T5">192.168.1.1</text:span></text:p>
        </text:list-item>
        <text:list-item>
          <text:p text:style-name="P26"><text:span text:style-name="T1">PC2:</text:span><text:span text:style-name="T3"> </text:span><text:span text:style-name="T5">192.168.2.2/24</text:span><text:span text:style-name="T3"> com gateway </text:span><text:span text:style-name="T5">192.168.2.1</text:span></text:p>
        </text:list-item>
        <text:list-item>
          <text:p text:style-name="P26"><text:span text:style-name="T1">PC3:</text:span><text:span text:style-name="T3"> </text:span><text:span text:style-name="T5">192.168.3.2/24</text:span><text:span text:style-name="T3"> com gateway </text:span><text:span text:style-name="T5">192.168.3.1</text:span></text:p>
        </text:list-item>
        <text:list-item>
          <text:p text:style-name="P27"><text:span text:style-name="T1">PC4:</text:span><text:span text:style-name="T3"> </text:span><text:span text:style-name="T5">192.168.4.2/24</text:span><text:span text:style-name="T3"> com gateway </text:span><text:span text:style-name="T5">192.168.4.1</text:span></text:p>
        </text:list-item>
      </text:list>
      <text:p text:style-name="P4"><text:bookmark text:name="_rtd42m6l368x"/>Passo 3: Configuração do BGP</text:p>
      <text:p text:style-name="P7">Configuração do BGP em R1 (Brisanet, AS100):</text:p>
      <text:p text:style-name="P1">R1(config)# router bgp 100</text:p>
      <text:p text:style-name="P1">R1(config-router)# neighbor 10.0.0.2 remote-as 200</text:p>
      <text:p text:style-name="P1">R1(config-router)# network 192.168.1.0 mask 255.255.255.0</text:p>
      <text:p text:style-name="P1"/>
      <text:p text:style-name="P7">Configuração do BGP em R2 (IFCE Campus Fortaleza, AS200):</text:p>
      <text:p text:style-name="P1">R2(config)# router bgp 200</text:p>
      <text:p text:style-name="P1">R2(config-router)# neighbor 10.0.0.1 remote-as 100</text:p>
      <text:p text:style-name="P1">R2(config-router)# neighbor 10.0.2.2 remote-as 300</text:p>
      <text:p text:style-name="P1">R2(config-router)# neighbor 10.0.2.5 remote-as 200</text:p>
      <text:p text:style-name="P1">R2(config-router)# network 192.168.2.0 mask 255.255.255.0</text:p>
      <text:p text:style-name="P1"/>
      <text:p text:style-name="P7">Configuração do BGP em R3 (Unilab, AS300):</text:p>
      <text:p text:style-name="P1">R3(config)# router bgp 300</text:p>
      <text:p text:style-name="P1">R3(config-router)# neighbor 10.0.2.1 remote-as 200</text:p>
      <text:p text:style-name="P1">R3(config-router)# network 192.168.3.0 mask 255.255.255.0</text:p>
      <text:p text:style-name="P1"/>
      <text:p text:style-name="P7">Configuração do BGP em R4 (Segundo Roteador Interno no AS200):</text:p>
      <text:p text:style-name="P1">R4(config)# router bgp 200</text:p>
      <text:p text:style-name="P1">R4(config-router)# neighbor 10.0.2.1 remote-as 200</text:p>
      <text:p text:style-name="P1">R4(config-router)# network 192.168.4.0 mask 255.255.255.0</text:p>
      <text:p text:style-name="P1"/>
      <text:p text:style-name="P6"><text:bookmark text:name="_oc13q87v349y"/>Verificação e Testes</text:p>
      <text:p text:style-name="Standard"><text:span text:style-name="T1">Verifique as sessões BGP em cada roteador:<text:line-break/></text:span><text:span text:style-name="T4">R1# show ip bgp summary</text:span></text:p>
      <text:p text:style-name="P29">R2# show ip bgp summary</text:p>
      <text:p text:style-name="P29">R3# show ip bgp summary</text:p>
      <text:p text:style-name="P29">R4# show ip bgp summary</text:p>
      <text:p text:style-name="P3"><text:soft-page-break/></text:p>
      <text:p text:style-name="Standard"><text:span text:style-name="T1">Verifique as rotas BGP em cada roteador:<text:line-break/></text:span><text:span text:style-name="T4">R1# show ip bgp</text:span></text:p>
      <text:p text:style-name="P29">R2# show ip bgp</text:p>
      <text:p text:style-name="P29">R3# show ip bgp</text:p>
      <text:p text:style-name="P29">R4# show ip bgp</text:p>
      <text:p text:style-name="P3"/>
      <text:p text:style-name="P15">Teste a conectividade usando pings:</text:p>
      <text:list xml:id="list2624042877" text:style-name="WWNum5">
        <text:list-item>
          <text:list>
            <text:list-item>
              <text:p text:style-name="P16">Ping de PC1 (Brisanet) para PC3 (Unilab)</text:p>
            </text:list-item>
            <text:list-item>
              <text:p text:style-name="P17">Ping de PC2 (IFCE) para PC4 (Segundo Roteador Interno no AS200)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/>
    <style:font-face style:name="Georgia1" svg:font-family="Georgia" style:font-family-generic="roman" style:font-pitch="variable"/>
    <style:font-face style:name="Georgia2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11" style:display-name="ListLabel 11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12" style:display-name="ListLabel 12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20" style:display-name="ListLabel 20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29" style:display-name="ListLabel 29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38" style:display-name="ListLabel 38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Georgia"/>
      </text:list-level-style-bullet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8-08T20:34:51.252675339</dc:date>
    <meta:editing-duration>PT21M35S</meta:editing-duration>
    <meta:editing-cycles>2</meta:editing-cycles>
    <meta:document-statistic meta:table-count="0" meta:image-count="0" meta:object-count="0" meta:page-count="4" meta:paragraph-count="126" meta:word-count="746" meta:character-count="5080" meta:non-whitespace-character-count="4505"/>
  </office:meta>
</office:document-meta>
</file>